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ef factorial(n):</text:p>
      <text:p text:style-name="Normal"><text:s text:c="4"/>if n == 0:</text:p>
      <text:p text:style-name="Normal"><text:s text:c="8"/>return 1</text:p>
      <text:p text:style-name="Normal"><text:s text:c="4"/>else:</text:p>
      <text:p text:style-name="Normal"><text:s text:c="8"/>return n * factorial(n-1)</text:p>
      <text:p text:style-name="Normal"/>
      <text:p text:style-name="Normal"># Input a number for which you want to calculate the factorial</text:p>
      <text:p text:style-name="Normal">number = int(input("Enter a non-negative integer: "))</text:p>
      <text:p text:style-name="Normal"/>
      <text:p text:style-name="Normal"># Calculate the factorial and print the result</text:p>
      <text:p text:style-name="Normal">if number &lt; 0:</text:p>
      <text:p text:style-name="Normal"><text:s text:c="4"/>print("Factorial is not defined for negative numbers.")</text:p>
      <text:p text:style-name="Normal">else:</text:p>
      <text:p text:style-name="Normal"><text:s text:c="4"/>result = factorial(number)</text:p>
      <text:p text:style-name="Normal"><text:s text:c="4"/>print(f"The factorial of {number} is {result}"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harani .S</meta:initial-creator>
    <dc:creator>Dharani .S</dc:creator>
    <meta:creation-date>2023-09-10T03:12:00Z</meta:creation-date>
    <dc:date>2023-09-10T03:12:00Z</dc:date>
    <meta:template xlink:href="Normal.dotm" xlink:type="simple"/>
    <meta:editing-cycles>2</meta:editing-cycles>
    <meta:editing-duration>PT60S</meta:editing-duration>
    <meta:document-statistic meta:page-count="1" meta:paragraph-count="1" meta:word-count="63" meta:character-count="423" meta:row-count="3" meta:non-whitespace-character-count="361"/>
  </office:meta>
</office:document-meta>
</file>